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text-properties officeooo:rsid="0004387d" officeooo:paragraph-rsid="0004387d"/>
    </style:style>
    <style:style style:name="P2" style:family="paragraph" style:parent-style-name="Standard">
      <style:text-properties officeooo:rsid="0004387d" officeooo:paragraph-rsid="0004387d"/>
    </style:style>
    <style:style style:name="P3" style:family="paragraph" style:parent-style-name="Preformatted_20_Text">
      <style:text-properties officeooo:rsid="0004387d" officeooo:paragraph-rsid="0005d1d3"/>
    </style:style>
    <style:style style:name="P4" style:family="paragraph" style:parent-style-name="Preformatted_20_Text">
      <style:text-properties officeooo:paragraph-rsid="0005d1d3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4387d"/>
    </style:style>
    <style:style style:name="P7" style:family="paragraph" style:parent-style-name="Standard">
      <style:text-properties officeooo:rsid="00060861" officeooo:paragraph-rsid="00060861"/>
    </style:style>
    <style:style style:name="P8" style:family="paragraph" style:parent-style-name="Standard">
      <style:text-properties officeooo:rsid="00060861"/>
    </style:style>
    <style:style style:name="P9" style:family="paragraph" style:parent-style-name="Standard">
      <style:text-properties officeooo:rsid="000bedad" officeooo:paragraph-rsid="000bedad"/>
    </style:style>
    <style:style style:name="P10" style:family="paragraph" style:parent-style-name="Standard">
      <style:text-properties officeooo:paragraph-rsid="00060861"/>
    </style:style>
    <style:style style:name="P11" style:family="paragraph" style:parent-style-name="Standard">
      <style:text-properties fo:color="#000000" loext:opacity="100%" style:font-name="monospace" fo:font-size="9pt" officeooo:rsid="000bedad" officeooo:paragraph-rsid="000bedad" fo:background-color="#ffffff" style:font-size-asian="9pt" style:font-size-complex="9pt"/>
    </style:style>
    <style:style style:name="P12" style:family="paragraph" style:parent-style-name="Standard">
      <style:text-properties fo:color="#000000" loext:opacity="100%" style:font-name="monospace" fo:font-size="9pt" officeooo:rsid="000bedad" officeooo:paragraph-rsid="000d890f" fo:background-color="#ffffff" style:font-size-asian="9pt" style:font-size-complex="9pt"/>
    </style:style>
    <style:style style:name="P13" style:family="paragraph" style:parent-style-name="Standard">
      <style:text-properties officeooo:paragraph-rsid="000d890f"/>
    </style:style>
    <style:style style:name="P14" style:family="paragraph" style:parent-style-name="Standard">
      <style:text-properties style:font-name="monospace" officeooo:rsid="000bedad" officeooo:paragraph-rsid="000d890f"/>
    </style:style>
    <style:style style:name="P15" style:family="paragraph" style:parent-style-name="Standard">
      <style:text-properties officeooo:rsid="00060861" officeooo:paragraph-rsid="00060861"/>
    </style:style>
    <style:style style:name="P16" style:family="paragraph" style:parent-style-name="Standard">
      <style:text-properties officeooo:rsid="001255d0" officeooo:paragraph-rsid="001255d0"/>
    </style:style>
    <style:style style:name="T1" style:family="text">
      <style:text-properties officeooo:rsid="0004387d"/>
    </style:style>
    <style:style style:name="T2" style:family="text">
      <style:text-properties officeooo:rsid="0005d1d3"/>
    </style:style>
    <style:style style:name="T3" style:family="text">
      <style:text-properties officeooo:rsid="000a99fc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fo:color="#000000" loext:opacity="100%" officeooo:rsid="00060861" fo:background-color="#ffffff" loext:char-shading-value="0"/>
    </style:style>
    <style:style style:name="T6" style:family="text">
      <style:text-properties fo:color="#000000" loext:opacity="100%" officeooo:rsid="000bedad" fo:background-color="#ffffff" loext:char-shading-value="0"/>
    </style:style>
    <style:style style:name="T7" style:family="text">
      <style:text-properties fo:color="#000000" loext:opacity="100%" fo:font-size="9pt" fo:background-color="#ffffff" loext:char-shading-value="0" style:font-size-asian="9pt" style:font-size-complex="9pt"/>
    </style:style>
    <style:style style:name="T8" style:family="text">
      <style:text-properties fo:color="#000000" loext:opacity="100%" style:font-name="monospace" fo:font-size="9pt" officeooo:rsid="000bedad" fo:background-color="#ffffff" loext:char-shading-value="0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Ставим .Net</text:p>
      <text:p text:style-name="P2"/>
      <text:p text:style-name="P2">подготовка:</text:p>
      <text:p text:style-name="P2"/>
      <text:p text:style-name="P1"><text:span text:style-name="Source_20_Text">wget https://packages.microsoft.com/config/debian/11/packages-microsoft-prod.deb -O packages-microsoft-prod.deb</text:span></text:p>
      <text:p text:style-name="P1"><text:span text:style-name="Source_20_Text"/></text:p>
      <text:p text:style-name="Preformatted_20_Text"><text:span text:style-name="Source_20_Text">sudo dpkg -i packages-microsoft-prod.deb</text:span></text:p>
      <text:p text:style-name="Preformatted_20_Text"><text:span text:style-name="Source_20_Text"/></text:p>
      <text:p text:style-name="P6"><text:span text:style-name="Source_20_Text">rm packages-microsoft-prod.deb</text:span></text:p>
      <text:p text:style-name="P6"><text:span text:style-name="Source_20_Text"/></text:p>
      <text:p text:style-name="P6"><text:span text:style-name="Source_20_Text"><text:span text:style-name="T1">ставим .Net7:</text:span></text:span></text:p>
      <text:p text:style-name="P6"><text:span text:style-name="Source_20_Text">sudo apt-get update</text:span></text:p>
      <text:p text:style-name="P6"><text:span text:style-name="Source_20_Text">sudo apt-get install -y dotnet-sdk-7.0</text:span></text:p>
      <text:p text:style-name="P5"><text:span text:style-name="Source_20_Text">sudo apt-get update</text:span></text:p>
      <text:p text:style-name="P5"><text:span text:style-name="Source_20_Text">sudo apt-get install -y aspnetcore-runtime-7.0</text:span></text:p>
      <text:p text:style-name="P5"><text:span text:style-name="Source_20_Text"/></text:p>
      <text:p text:style-name="P5"><text:span text:style-name="Source_20_Text"/></text:p>
      <text:p text:style-name="P2">2. Ставим NodeJs:</text:p>
      <text:p text:style-name="P2"/>
      <text:p text:style-name="P1"><text:span text:style-name="Source_20_Text">sudo apt-</text:span><text:span text:style-name="Source_20_Text"><text:span text:style-name="T2">get</text:span></text:span><text:span text:style-name="Source_20_Text"> install nodejs</text:span></text:p>
      <text:p text:style-name="P1"><text:span text:style-name="Source_20_Text"/></text:p>
      <text:p text:style-name="P4"><text:span text:style-name="Source_20_Text"><text:span text:style-name="T2">проверяем: </text:span></text:span></text:p>
      <text:p text:style-name="P4"><text:span text:style-name="Source_20_Text">node -v</text:span></text:p>
      <text:p text:style-name="P3"><text:span text:style-name="Source_20_Text"/></text:p>
      <text:p text:style-name="P2"/>
      <text:p text:style-name="P7">3. Ставим расширения для VS Code</text:p>
      <text:p text:style-name="P7">Это расширения:</text:p>
      <text:p text:style-name="P7">C#</text:p>
      <text:p text:style-name="P7">C# <text:span text:style-name="T3">Dev Kit</text:span></text:p>
      <text:p text:style-name="P16">Material Icon Theme</text:p>
      <text:p text:style-name="P7">NuGet Gallery</text:p>
      <text:p text:style-name="Standard">ES7+ React/Redux/React-Native snippets</text:p>
      <text:p text:style-name="P8">Prettier - Code formatter</text:p>
      <text:p text:style-name="P7"/>
      <text:p text:style-name="P9">4. Для линукса настраиваем параметр:</text:p>
      <text:p text:style-name="P9"/>
      <text:p text:style-name="P11">echo fs.inotify.max_user_watches=524288 | sudo tee -a /etc/sysctl.conf &amp;&amp; sudo sysctl -p</text:p>
      <text:p text:style-name="P11"/>
      <text:p text:style-name="P12">cat /proc/sys/fs/inotify/max_user_watches</text:p>
      <text:p text:style-name="P14"/>
      <text:p text:style-name="P13"><text:span text:style-name="T8">sudo sysctl -p</text:span><text:span text:style-name="T7"><text:line-break/></text:span><text:span text:style-name="T4"><text:line-break/></text:span></text:p>
      <text:p text:style-name="P10"><text:span text:style-name="T5">этим </text:span><text:span text:style-name="T6">увеличиваем количество файлов для отслеживания OS</text:span><text:span text:style-name="T5"><text:line-break/></text:span><text:line-break/><text:soft-pag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4.7.2$Linux_X86_64 LibreOffice_project/40$Build-2</meta:generator>
    <dc:date>2024-01-19T11:12:08.975647293</dc:date>
    <meta:editing-duration>PT36M12S</meta:editing-duration>
    <meta:editing-cycles>12</meta:editing-cycles>
    <meta:document-statistic meta:table-count="0" meta:image-count="0" meta:object-count="0" meta:page-count="2" meta:paragraph-count="27" meta:word-count="94" meta:character-count="795" meta:non-whitespace-character-count="722"/>
  </office:meta>
</office:document-meta>
</file>